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37d2e" officeooo:paragraph-rsid="00637d2e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6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8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font-weight="bold" officeooo:rsid="00441b5f" style:font-weight-asian="bold" style:font-weight-complex="bold"/>
    </style:style>
    <style:style style:name="T25" style:family="text">
      <style:text-properties officeooo:rsid="0045adc0"/>
    </style:style>
    <style:style style:name="T26" style:family="text">
      <style:text-properties officeooo:rsid="0046bd53"/>
    </style:style>
    <style:style style:name="T27" style:family="text">
      <style:text-properties officeooo:rsid="0047c53a"/>
    </style:style>
    <style:style style:name="T28" style:family="text">
      <style:text-properties officeooo:rsid="0048f4b5"/>
    </style:style>
    <style:style style:name="T29" style:family="text">
      <style:text-properties officeooo:rsid="0049919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b5603"/>
    </style:style>
    <style:style style:name="T32" style:family="text">
      <style:text-properties officeooo:rsid="004e913c"/>
    </style:style>
    <style:style style:name="T33" style:family="text">
      <style:text-properties officeooo:rsid="004fdac4"/>
    </style:style>
    <style:style style:name="T34" style:family="text">
      <style:text-properties officeooo:rsid="00518cb8"/>
    </style:style>
    <style:style style:name="T35" style:family="text">
      <style:text-properties officeooo:rsid="00533ac1"/>
    </style:style>
    <style:style style:name="T36" style:family="text">
      <style:text-properties officeooo:rsid="0055843d"/>
    </style:style>
    <style:style style:name="T37" style:family="text">
      <style:text-properties officeooo:rsid="00574415"/>
    </style:style>
    <style:style style:name="T38" style:family="text">
      <style:text-properties officeooo:rsid="005914c1"/>
    </style:style>
    <style:style style:name="T39" style:family="text">
      <style:text-properties officeooo:rsid="005c0867"/>
    </style:style>
    <style:style style:name="T40" style:family="text">
      <style:text-properties officeooo:rsid="005c96fb"/>
    </style:style>
    <style:style style:name="T41" style:family="text">
      <style:text-properties officeooo:rsid="00606b2c"/>
    </style:style>
    <style:style style:name="T42" style:family="text">
      <style:text-properties officeooo:rsid="00619c54"/>
    </style:style>
    <style:style style:name="T43" style:family="text">
      <style:text-properties officeooo:rsid="0064dfdc"/>
    </style:style>
    <style:style style:name="T44" style:family="text">
      <style:text-properties officeooo:rsid="006c3d90"/>
    </style:style>
    <style:style style:name="T45" style:family="text">
      <style:text-properties officeooo:rsid="006d914d"/>
    </style:style>
    <style:style style:name="T46" style:family="text">
      <style:text-properties officeooo:rsid="006ee646"/>
    </style:style>
    <style:style style:name="T47" style:family="text">
      <style:text-properties officeooo:rsid="006f8e29"/>
    </style:style>
    <style:style style:name="T48" style:family="text">
      <style:text-properties officeooo:rsid="0079a1c4"/>
    </style:style>
    <style:style style:name="T49" style:family="text">
      <style:text-properties officeooo:rsid="00705a31"/>
    </style:style>
    <style:style style:name="T50" style:family="text">
      <style:text-properties officeooo:rsid="007b7c7a"/>
    </style:style>
    <style:style style:name="T51" style:family="text">
      <style:text-properties officeooo:rsid="007bdf0f"/>
    </style:style>
    <style:style style:name="T52" style:family="text">
      <style:text-properties officeooo:rsid="007d8c70"/>
    </style:style>
    <style:style style:name="T53" style:family="text">
      <style:text-properties officeooo:rsid="007ec824"/>
    </style:style>
    <style:style style:name="T54" style:family="text">
      <style:text-properties officeooo:rsid="00727532"/>
    </style:style>
    <style:style style:name="T55" style:family="text">
      <style:text-properties officeooo:rsid="00741273"/>
    </style:style>
    <style:style style:name="T56" style:family="text">
      <style:text-properties officeooo:rsid="007565d5"/>
    </style:style>
    <style:style style:name="T57" style:family="text">
      <style:text-properties officeooo:rsid="0077a203"/>
    </style:style>
    <style:style style:name="T58" style:family="text">
      <style:text-properties officeooo:rsid="0086df09"/>
    </style:style>
    <style:style style:name="T59" style:family="text">
      <style:text-properties fo:font-weight="bold" officeooo:rsid="00870305" style:font-weight-asian="bold" style:font-weight-complex="bold"/>
    </style:style>
    <style:style style:name="T60" style:family="text">
      <style:text-properties fo:font-weight="bold" officeooo:rsid="00888f04" style:font-weight-asian="bold" style:font-weight-complex="bold"/>
    </style:style>
    <style:style style:name="T61" style:family="text">
      <style:text-properties officeooo:rsid="00894f2f"/>
    </style:style>
    <style:style style:name="T62" style:family="text">
      <style:text-properties officeooo:rsid="00895e11"/>
    </style:style>
    <style:style style:name="T63" style:family="text">
      <style:text-properties officeooo:rsid="008b377d"/>
    </style:style>
    <style:style style:name="T64" style:family="text">
      <style:text-properties officeooo:rsid="008f08c2"/>
    </style:style>
    <style:style style:name="T65" style:family="text">
      <style:text-properties officeooo:rsid="008fa761"/>
    </style:style>
    <style:style style:name="T66" style:family="text">
      <style:text-properties officeooo:rsid="00912d49"/>
    </style:style>
    <style:style style:name="T67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0">View </text:span><text:span text:style-name="T24">Deactivated</text:span><text:span text:style-name="T20"> Products</text:span></text:p>
      <text:p text:style-name="P28"><text:span text:style-name="T1">Input:</text:span> None</text:p>
      <text:p text:style-name="P28"><text:span text:style-name="T1">Output:</text:span> A view of all <text:span text:style-name="T25">deactivated</text:span> products.</text:p>
      <text:p text:style-name="P28">1. User clicks a link/button to view all <text:span text:style-name="T26">deactivated </text:span>products.</text:p>
      <text:p text:style-name="P28">2. <text:span text:style-name="T22">System fetches all/subset of </text:span><text:span text:style-name="T27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1">2a. No <text:span text:style-name="T28">Deactivated</text:span> Products</text:p>
      <text:list text:continue-numbering="true" text:style-name="L2">
        <text:list-item>
          <text:p text:style-name="P32">System informs the admin that no <text:span text:style-name="T29">deactivated</text:span><text:span text:style-name="T23"> </text:span>products were found.</text:p>
        </text:list-item>
      </text:list>
      <text:p text:style-name="P33">_____________________________________________________</text:p>
      <text:p text:style-name="P34"><text:span text:style-name="T1">Use Case:</text:span> <text:span text:style-name="T30">Edit Product</text:span></text:p>
      <text:p text:style-name="P34"><text:span text:style-name="T1">Input:</text:span> <text:span text:style-name="T31">Existing product’s data including updates.</text:span></text:p>
      <text:p text:style-name="P34"><text:span text:style-name="T1">Output:</text:span> <text:span text:style-name="T32">A message indicating that </text:span><text:span text:style-name="T33">the product is updated successfully or failed to update.</text:span></text:p>
      <text:p text:style-name="P35">1. <text:span text:style-name="T34">Admin clicks a link/button to view products (active or deactivated).</text:span></text:p>
      <text:p text:style-name="P36">2. System fetches the products (active or deactivated).</text:p>
      <text:p text:style-name="P36">3. <text:span text:style-name="T35">System displays the products (active or deactivated).</text:span></text:p>
      <text:p text:style-name="P37">4. <text:span text:style-name="T36">Admin selects an option to edit the product.</text:span></text:p>
      <text:p text:style-name="P38">5. <text:span text:style-name="T37">System displays a form to edit the product.</text:span></text:p>
      <text:p text:style-name="P39">6. <text:span text:style-name="T38">Admin edits the product’s data.</text:span></text:p>
      <text:p text:style-name="P40">7. <text:span text:style-name="T39">Admin clicks the edit product button.</text:span></text:p>
      <text:p text:style-name="P41">8. <text:span text:style-name="T40">System checks if the form input does not violate any constraints.</text:span></text:p>
      <text:p text:style-name="P42">9. <text:span text:style-name="T41">System edits the product’s data.</text:span></text:p>
      <text:p text:style-name="P43">10. <text:span text:style-name="T42">System displays a message indicating that the product is updated successfully.</text:span></text:p>
      <text:p text:style-name="P43"/>
      <text:p text:style-name="P44">Extensions</text:p>
      <text:p text:style-name="P45">8a. <text:span text:style-name="T43">Invalid Form Input</text:span></text:p>
      <text:list text:style-name="L3">
        <text:list-item>
          <text:p text:style-name="P46"><text:soft-page-break/>System informs admin that form input is invalid.</text:p>
        </text:list-item>
        <text:list-item>
          <text:p text:style-name="P47">Admin can correct form input or cancel.</text:p>
        </text:list-item>
      </text:list>
      <text:p text:style-name="P48">_____________________________________________________</text:p>
      <text:p text:style-name="P49"><text:span text:style-name="T1">Use Case:</text:span> <text:span text:style-name="T30">Activate Product</text:span></text:p>
      <text:p text:style-name="P49"><text:span text:style-name="T1">Input:</text:span> <text:span text:style-name="T44">Product’s SKU.</text:span></text:p>
      <text:p text:style-name="P50"><text:span text:style-name="T1">Output:</text:span> <text:span text:style-name="T45">A message indicating that the product is activated or failed to be activated.</text:span></text:p>
      <text:p text:style-name="P51">1. <text:span text:style-name="T46">Admin clicks a link/button </text:span><text:span text:style-name="T47">to view </text:span><text:span text:style-name="T48">deactivated</text:span><text:span text:style-name="T47"> products.</text:span></text:p>
      <text:p text:style-name="P52">2. <text:span text:style-name="T49">System fetches </text:span><text:span text:style-name="T50">de</text:span><text:span text:style-name="T49">activ</text:span><text:span text:style-name="T51">ated</text:span><text:span text:style-name="T49"> products.</text:span></text:p>
      <text:p text:style-name="P53">3. System displays <text:span text:style-name="T52">de</text:span>acti<text:span text:style-name="T53">vated</text:span> products.</text:p>
      <text:p text:style-name="P54">4. <text:span text:style-name="T54">Admin selects a product to activate.</text:span></text:p>
      <text:p text:style-name="P55">5. <text:span text:style-name="T55">Admin activates the product.</text:span></text:p>
      <text:p text:style-name="P56">6. <text:span text:style-name="T56">System </text:span><text:span text:style-name="T57">displays a messag</text:span><text:span text:style-name="T58">e</text:span><text:span text:style-name="T57"> indicating that the product is activated.</text:span></text:p>
      <text:p text:style-name="P56"/>
      <text:p text:style-name="P57">Extensions</text:p>
      <text:p text:style-name="P57">2a. No Deactivated Products</text:p>
      <text:list text:style-name="L4">
        <text:list-item>
          <text:p text:style-name="P58">System informs admin that there are no deactivated products.</text:p>
        </text:list-item>
      </text:list>
      <text:p text:style-name="P59">_____________________________________________________</text:p>
      <text:p text:style-name="P60"><text:span text:style-name="T1">Use Case:</text:span> <text:span text:style-name="T59">De</text:span><text:span text:style-name="T60">activate</text:span><text:span text:style-name="T30"> Product</text:span></text:p>
      <text:p text:style-name="P60"><text:span text:style-name="T1">Input:</text:span> <text:span text:style-name="T44">Product’s SKU.</text:span></text:p>
      <text:p text:style-name="P61"><text:span text:style-name="T1">Output:</text:span> <text:span text:style-name="T45">A message indicating that the product is </text:span><text:span text:style-name="T61">deactivated</text:span><text:span text:style-name="T45"> or failed to be </text:span><text:span text:style-name="T62">deactivate</text:span><text:span text:style-name="T45">.</text:span></text:p>
      <text:p text:style-name="P62">1. <text:span text:style-name="T46">Admin clicks a link/button </text:span><text:span text:style-name="T47">to view </text:span><text:span text:style-name="T48">activate</text:span><text:span text:style-name="T63">d</text:span><text:span text:style-name="T47"> products.</text:span></text:p>
      <text:p text:style-name="P63"><text:soft-page-break/>2. <text:span text:style-name="T49">System fetches activ</text:span><text:span text:style-name="T51">ated</text:span><text:span text:style-name="T49"> products.</text:span></text:p>
      <text:p text:style-name="P64">3. System displays acti<text:span text:style-name="T53">vated</text:span> products.</text:p>
      <text:p text:style-name="P65">4. <text:span text:style-name="T54">Admin selects a product to </text:span><text:span text:style-name="T64">deactivate</text:span><text:span text:style-name="T54">.</text:span></text:p>
      <text:p text:style-name="P66">5. <text:span text:style-name="T55">Admin </text:span><text:span text:style-name="T65">de</text:span><text:span text:style-name="T55">activates the product.</text:span></text:p>
      <text:p text:style-name="P67">6. <text:span text:style-name="T56">System </text:span><text:span text:style-name="T57">displays a messag</text:span><text:span text:style-name="T58">e</text:span><text:span text:style-name="T57"> indicating that the product is </text:span><text:span text:style-name="T66">de</text:span><text:span text:style-name="T57">activated.</text:span></text:p>
      <text:p text:style-name="P67"/>
      <text:p text:style-name="P68">Extensions</text:p>
      <text:p text:style-name="P68">2a. No <text:span text:style-name="T67">A</text:span>ctivated Products</text:p>
      <text:list text:continue-numbering="true" text:style-name="L4">
        <text:list-item>
          <text:p text:style-name="P69">System informs admin that there are no activated products.</text:p>
        </text:list-item>
      </text:list>
      <text:p text:style-name="P70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1T14:37:52.008997045</dc:date>
    <meta:editing-duration>PT5H29M26S</meta:editing-duration>
    <meta:editing-cycles>124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